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F000001198988C22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37c57" officeooo:paragraph-rsid="00137c57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itle">
      <style:text-properties fo:font-size="66pt" style:font-size-asian="66pt" style:font-size-complex="6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g-book 2</text:p>
      <text:p text:style-name="Text_20_body"><draw:frame draw:style-name="fr1" draw:name="Image1" text:anchor-type="paragraph" svg:width="17cm" svg:height="5.535cm" draw:z-index="0"><draw:image xlink:href="Pictures/100000000000035F000001198988C22D.png" xlink:type="simple" xlink:show="embed" xlink:actuate="onLoad"/></draw:fram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ng.book 2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ng.book 2</text:p>
          </text:index-title>
          <text:p text:style-name="P2"><text:a xlink:type="simple" xlink:href="#__RefHeading__113_1572833745" text:style-name="Index_20_Link" text:visited-style-name="Index_20_Link">Installation<text:tab/>1</text:a></text:p>
        </text:index-body>
      </text:table-of-content>
      <text:p text:style-name="Text_20_body"/>
      <text:h text:style-name="Heading_20_1" text:outline-level="1"><text:bookmark-start text:name="__RefHeading__113_1572833745"/>Installation<text:bookmark-end text:name="__RefHeading__113_1572833745"/></text:h>
      <text:p text:style-name="P1">bla, bla, bla,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0:55:18.706000000</meta:creation-date>
    <dc:date>2015-11-07T11:05:56.076000000</dc:date>
    <meta:editing-duration>PT3M45S</meta:editing-duration>
    <meta:editing-cycles>3</meta:editing-cycles>
    <meta:generator>LibreOffice/4.4.0.3$Windows_x86 LibreOffice_project/de093506bcdc5fafd9023ee680b8c60e3e0645d7</meta:generator>
    <meta:document-statistic meta:table-count="0" meta:image-count="1" meta:object-count="0" meta:page-count="1" meta:paragraph-count="5" meta:word-count="11" meta:character-count="62" meta:non-whitespace-character-count="56"/>
  </office:meta>
</office:document-meta>
</file>